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D0000007D0DE23782D56610905.png" manifest:media-type="image/png"/>
  <manifest:file-entry manifest:full-path="Pictures/1000020100000780000004389764D8BABF8D1769.png" manifest:media-type="image/png"/>
  <manifest:file-entry manifest:full-path="Pictures/10000201000000C8000000B5EEE90D9ECAE17E55.png" manifest:media-type="image/png"/>
  <manifest:file-entry manifest:full-path="Pictures/1000000000000556000003000C83E5A2B2029005.png" manifest:media-type="image/png"/>
  <manifest:file-entry manifest:full-path="Pictures/10000201000005000000010BCE97ECF8A2E71601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77cm, 6.981cm, 11.17cm, 14.06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fo:padding-left="0.3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title">
      <style:graphic-properties draw:stroke="none" draw:fill="none" fo:min-height="2.5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ackTonHub - YammerCleaner</text:p>
          </draw:text-box>
        </draw:frame>
        <draw:frame presentation:style-name="pr2" draw:text-style-name="P1" draw:layer="layout" svg:width="22.5cm" svg:height="9.134cm" svg:x="4.5cm" svg:y="8.4cm" presentation:class="subtitle" presentation:user-transformed="true">
          <draw:text-box>
            <text:p>Florian Bord Tek 3</text:p>
          </draw:text-box>
        </draw:frame>
        <draw:frame draw:style-name="gr1" draw:text-style-name="P2" draw:layer="layout" svg:width="21.551cm" svg:height="4.495cm" svg:x="5.449cm" svg:y="5.105cm">
          <draw:image xlink:href="Pictures/10000201000005000000010BCE97ECF8A2E7160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enèse</text:p>
          </draw:text-box>
        </draw:frame>
        <draw:frame draw:style-name="gr3" draw:text-style-name="P2" draw:layer="layout" svg:width="22.162cm" svg:height="9.998cm" svg:x="4.6cm" svg:y="3.4cm">
          <draw:image xlink:href="Pictures/1000020100000780000004389764D8BABF8D1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echnique 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Python</text:p>
              </text:list-item>
              <text:list-item>
                <text:p>Selenium</text:p>
              </text:list-item>
            </text:list>
          </draw:text-box>
        </draw:frame>
        <draw:frame draw:style-name="gr1" draw:text-style-name="P2" draw:layer="layout" svg:width="4.156cm" svg:height="4.156cm" svg:x="11.2cm" svg:y="3.8cm">
          <draw:image xlink:href="Pictures/10000201000007D0000007D0DE23782D56610905.png" xlink:type="simple" xlink:show="embed" xlink:actuate="onLoad">
            <text:p/>
          </draw:image>
        </draw:frame>
        <draw:frame draw:style-name="gr1" draw:text-style-name="P2" draw:layer="layout" svg:width="4.87cm" svg:height="4.408cm" svg:x="17.6cm" svg:y="3.6cm">
          <draw:image xlink:href="Pictures/10000201000000C8000000B5EEE90D9ECAE17E55.png" xlink:type="simple" xlink:show="embed" xlink:actuate="onLoad">
            <text:p/>
          </draw:image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Selenium</text:p>
              </text:list-item>
            </text:list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Selenium</text:p>
              </text:list-item>
            </text:list>
          </draw:text-box>
        </draw:frame>
        <draw:frame draw:style-name="gr4" draw:text-style-name="P3" draw:layer="layout" svg:width="16.6cm" svg:height="1.673cm" svg:x="6.4cm" svg:y="10.127cm">
          <draw:text-box>
            <text:p>Automatiser</text:p>
            <text:p>Simul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erformance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100 ~= min</text:p>
              </text:list-item>
              <text:list-item>
                <text:p>1,5 ~/ seconde</text:p>
              </text:list-item>
            </text:list>
          </draw:text-box>
        </draw:frame>
        <draw:frame presentation:style-name="pr6" draw:text-style-name="P4" draw:layer="layout" svg:width="9.58cm" svg:height="2.575cm" svg:x="11.02cm" svg:y="8.025cm">
          <draw:text-box>
            <text:p>Dé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5:51:32.976808660</meta:creation-date>
    <meta:editing-duration>PT1M2S</meta:editing-duration>
    <meta:editing-cycles>2</meta:editing-cycles>
    <meta:generator>LibreOffice/5.4.7.2$Linux_X86_64 LibreOffice_project/40$Build-2</meta:generator>
    <dc:title>DNA</dc:title>
    <dc:date>2019-02-17T16:14:36.519556399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